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e2a" officeooo:paragraph-rsid="000cae2a"/>
    </style:style>
    <style:style style:name="P2" style:family="paragraph" style:parent-style-name="Standard">
      <style:text-properties style:text-underline-style="none" fo:font-weight="normal" officeooo:rsid="000cae2a" officeooo:paragraph-rsid="000cae2a" style:font-weight-asian="normal" style:font-weight-complex="normal"/>
    </style:style>
    <style:style style:name="P3" style:family="paragraph" style:parent-style-name="Standard">
      <style:text-properties officeooo:paragraph-rsid="000cae2a"/>
    </style:style>
    <style:style style:name="P4" style:family="paragraph" style:parent-style-name="Standard">
      <style:text-properties officeooo:paragraph-rsid="000dbb5c"/>
    </style:style>
    <style:style style:name="P5" style:family="paragraph" style:parent-style-name="Standard">
      <style:text-properties style:font-name="Liberation Serif" officeooo:paragraph-rsid="000dbb5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cae2a" style:font-weight-asian="normal" style:font-weight-complex="normal"/>
    </style:style>
    <style:style style:name="T5" style:family="text">
      <style:text-properties style:text-underline-style="none" fo:font-weight="normal" officeooo:rsid="000dbb5c" style:font-weight-asian="normal" style:font-weight-complex="normal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style:font-name="sans-serif" fo:font-size="12pt"/>
    </style:style>
    <style:style style:name="T8" style:family="text">
      <style:text-properties fo:font-size="12pt"/>
    </style:style>
    <style:style style:name="T9" style:family="text">
      <style:text-properties officeooo:rsid="000db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1">Lab #4</text:span><text:span text:style-name="T3"><text:tab/><text:tab/><text:tab/><text:tab/>March 24</text:span><text:span text:style-name="T6">th</text:span><text:span text:style-name="T3">, 2021</text:span></text:p>
      <text:p text:style-name="P2"/>
      <text:p text:style-name="P1"><text:span text:style-name="T3">1) <text:s/>URL: </text:span><text:a xlink:type="simple" xlink:href="https://github.com/Cody-Bellec/robotics-is-gonna-change-the-world" text:style-name="Internet_20_link" text:visited-style-name="Visited_20_Internet_20_Link"><text:span text:style-name="T2">https://github.com/Cody-Bellec/robotics-is-gonna-change-the-world</text:span></text:a></text:p>
      <text:p text:style-name="P2"><text:s text:c="6"/>Tag: <text:span text:style-name="T9">lab4</text:span></text:p>
      <text:p text:style-name="P2"/>
      <text:p text:style-name="P3"><text:span text:style-name="T4">2) </text:span><text:span text:style-name="T5">Everything ran pretty smoothly, but my build times did take quite a bit to complete, not allowing me to get the most testing in order to get the best results.</text:span></text:p>
      <text:p text:style-name="P2"/>
      <text:p text:style-name="P3"><text:span text:style-name="T4">3) </text:span><text:span text:style-name="T5">Videos will be attached </text:span></text:p>
      <text:p text:style-name="P2"/>
      <text:p text:style-name="P4"><text:span text:style-name="T4">4)</text:span></text:p>
      <text:p text:style-name="P5"><text:span text:style-name="T8">1m line-</text:span></text:p>
      <text:p text:style-name="P5"><text:span text:style-name="T8">measured: x = 0.9m, y = -0.1m, theta = 6 degrees</text:span> </text:p>
      <text:p text:style-name="P5"><text:span text:style-name="T8">odometry: x = 0.986, y = 0, theta = 0</text:span></text:p>
      <text:p text:style-name="P5"><text:span text:style-name="T8">1m circle-</text:span> </text:p>
      <text:p text:style-name="P5"><text:span text:style-name="T8">measured: x = 0, y = 0, theta = 4 degrees</text:span> </text:p>
      <text:p text:style-name="P5"><text:span text:style-name="T8">odometry: x = 0.109, y = 0.063, theta = 22.27 degrees</text:span></text:p>
      <text:p text:style-name="P5"><text:span text:style-name="T8">1 lap-</text:span> </text:p>
      <text:p text:style-name="P5"><text:span text:style-name="T8">measured: x = 0, y = 0, theta = 3 degrees</text:span> </text:p>
      <text:p text:style-name="P5"><text:span text:style-name="T8">odometry: x = -0.53, y = 0.28, theta = 21.98 degre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8:59:03.656421008</meta:creation-date>
    <dc:date>2021-03-25T00:36:16.631122145</dc:date>
    <meta:editing-duration>PT6M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20" meta:character-count="622" meta:non-whitespace-character-count="497"/>
  </office:meta>
</office:document-meta>
</file>